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49000" calcext:value-type="float">
            <text:p>490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52681.3623188406" calcext:value-type="float">
            <text:p>52681.3623188406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59950" calcext:value-type="float">
            <text:p>259950</text:p>
          </table:table-cell>
          <table:table-cell/>
          <table:table-cell table:formula="of:=SUM([.L4:.L31])" office:value-type="float" office:value="249000" calcext:value-type="float">
            <text:p>249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style-name="ce15" table:formula="of:=SUM([.B35:.F35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1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3:.F10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2324.09090909091" calcext:value-type="float">
            <text:p>2324.0909090909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table:number-columns-repeated="3"/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947.430830039526" calcext:value-type="float">
            <text:p>947.4308300395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Araksy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3:.F13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0" office:value-type="float" office:value="0" calcext:value-type="float">
            <text:p>0</text:p>
          </table:table-cell>
          <table:table-cell table:formula="of:=[.E94]/21" office:value-type="float" office:value="0" calcext:value-type="float">
            <text:p>0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947.430830039526" calcext:value-type="float">
            <text:p>947.4308300395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4:16:32.308415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31T14:17:24.043217240</dc:date>
    <meta:editing-duration>P12DT19H32M30S</meta:editing-duration>
    <meta:editing-cycles>3616</meta:editing-cycles>
    <meta:generator>LibreOffice/4.2.8.2$Linux_X86_64 LibreOffice_project/420m0$Build-2</meta:generator>
    <meta:document-statistic meta:table-count="22" meta:cell-count="10590" meta:object-count="0"/>
  </office:meta>
</office:document-meta>
</file>